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2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3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4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5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6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7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8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9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0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1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2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3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4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5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6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7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18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19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20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21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22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23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4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5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6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7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8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29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0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1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2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3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4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5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6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7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38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39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40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41" style:family="text">
      <style:text-properties fo:font-size="12.00pt" fo:font-weight="normal" fo:font-family="'Khmer OS'" style:font-family-asian="'Khmer OS'" style:font-family-complex="'Khmer OS'" fo:background-color="#18a303" fo:color="#ffffff"/>
    </style:style>
    <style:style style:name="T42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3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4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5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6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7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T48" style:family="text">
      <style:text-properties fo:font-size="12.00pt" fo:font-weight="normal" fo:font-family="'Khmer OS'" style:font-family-asian="'Khmer OS'" style:font-family-complex="'Khmer OS'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ate<text:s/></text:span><text:span text:style-name="T2">15</text:span><text:span text:style-name="T3">/Jul/</text:span><text:span text:style-name="T4">21</text:span><text:span text:style-name="T5"><text:line-break/><text:tab/></text:span><text:span text:style-name="T6">- (Full Functional Dependency or FFD)<text:s/></text:span><text:span text:style-name="T7">ភាពអាស្រ័យអនុគមន៍ពេញលេញនឹ</text:span><text:span text:style-name="T8"><text:tab/></text:span><text:span text:style-name="T9">ងពេញលេញ</text:span><text:span text:style-name="T10"/></text:p>
      <text:p text:style-name="P1"><text:span text:style-name="T11"><text:tab/></text:span><text:span text:style-name="T12">- (Partial Functional Dependency or PFD)<text:s/></text:span><text:span text:style-name="T13">ភាពអាស្រ័យអនុគមន៍ដោយផ្នែក</text:span><text:span text:style-name="T14"><text:line-break/><text:tab/></text:span><text:span text:style-name="T15">- (Transitive Functional Dependency = TFD)<text:s text:c="2"/></text:span><text:span text:style-name="T16">ភាពអាស្រ័យអនុគមន៍ឆ្លង</text:span><text:span text:style-name="T17"/></text:p>
      <text:p text:style-name="P1"><text:span text:style-name="T17"/></text:p>
      <text:p text:style-name="P1"><text:span text:style-name="T18">Date<text:s/></text:span><text:span text:style-name="T19">17</text:span><text:span text:style-name="T20">/Jul/</text:span><text:span text:style-name="T21">21</text:span><text:span text:style-name="T22"/></text:p>
      <text:p text:style-name="P1"><text:span text:style-name="T23"><text:tab/></text:span><text:span text:style-name="T24">- UNF</text:span><text:span text:style-name="T25"><text:line-break/><text:tab/></text:span><text:span text:style-name="T26">- Master Report doesn</text:span><text:span text:style-name="T27">’</text:span><text:span text:style-name="T28">t have repeating group</text:span><text:span text:style-name="T29"/></text:p>
      <text:p text:style-name="P1"><text:span text:style-name="T29"><text:tab/></text:span><text:span text:style-name="T30">- UNF<text:s/></text:span><text:span text:style-name="T31">→</text:span><text:span text:style-name="T32"><text:s/></text:span><text:span text:style-name="T33">1</text:span><text:span text:style-name="T34">NF =<text:s/></text:span><text:span text:style-name="T35">ដើម្បីបម្លែងត្រូវលុបបំបាត់ តារាង<text:s/></text:span><text:span text:style-name="T36">UNF</text:span><text:span text:style-name="T37"/></text:p>
      <text:p text:style-name="P1"><text:span text:style-name="T37"/></text:p>
      <text:p text:style-name="P1"><text:span text:style-name="T38">Date<text:s/></text:span><text:span text:style-name="T39">22</text:span><text:span text:style-name="T40">/Jul/</text:span><text:span text:style-name="T41">21</text:span><text:span text:style-name="T42"/></text:p>
      <text:p text:style-name="P1"><text:span text:style-name="T43"><text:tab/></text:span><text:span text:style-name="T44">-<text:s/></text:span><text:span text:style-name="T45">2</text:span><text:span text:style-name="T46">NF<text:s/></text:span><text:span text:style-name="T47">ជាភាពអាស្រ័យ</text:span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